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font-weight="bold" officeooo:rsid="001a8e18" officeooo:paragraph-rsid="001a8e18" style:font-weight-asian="bold" style:font-weight-complex="bold"/>
    </style:style>
    <style:style style:name="P2" style:family="paragraph" style:parent-style-name="Footer">
      <style:text-properties fo:font-weight="bold" officeooo:rsid="001a8e18" officeooo:paragraph-rsid="001a8e18" style:font-weight-asian="bold" style:font-weight-complex="bold"/>
    </style:style>
    <style:style style:name="P3" style:family="paragraph" style:parent-style-name="Standard">
      <style:text-properties officeooo:rsid="001d92d4" officeooo:paragraph-rsid="001d92d4"/>
    </style:style>
    <style:style style:name="P4" style:family="paragraph" style:parent-style-name="Standard">
      <style:text-properties officeooo:rsid="0023ac24" officeooo:paragraph-rsid="0023ac24"/>
    </style:style>
    <style:style style:name="P5" style:family="paragraph" style:parent-style-name="Standard">
      <style:text-properties fo:font-size="16pt" fo:font-style="italic" fo:font-weight="bold" officeooo:paragraph-rsid="001d92d4" style:font-size-asian="16pt" style:font-style-asian="italic" style:font-weight-asian="bold" style:font-size-complex="16pt" style:font-style-complex="italic" style:font-weight-complex="bold"/>
    </style:style>
    <style:style style:name="P6" style:family="paragraph" style:parent-style-name="Standard">
      <style:text-properties fo:font-size="16pt" fo:font-style="italic" fo:font-weight="bold" officeooo:paragraph-rsid="001bfc3f" style:font-size-asian="16pt" style:font-style-asian="italic" style:font-weight-asian="bold" style:font-size-complex="16pt" style:font-style-complex="italic" style:font-weight-complex="bold"/>
    </style:style>
    <style:style style:name="P7" style:family="paragraph" style:parent-style-name="Standard">
      <style:text-properties fo:font-size="18pt" fo:font-style="italic" fo:font-weight="bold" officeooo:paragraph-rsid="001d92d4" style:font-size-asian="18pt" style:font-style-asian="italic" style:font-weight-asian="bold" style:font-size-complex="18pt" style:font-style-complex="italic" style:font-weight-complex="bold"/>
    </style:style>
    <style:style style:name="P8" style:family="paragraph" style:parent-style-name="Standard">
      <style:text-properties fo:font-size="18pt" fo:font-style="italic" style:text-underline-style="none" fo:font-weight="bold" officeooo:rsid="001e9c71" officeooo:paragraph-rsid="001e9c71" style:font-size-asian="18pt" style:font-style-asian="italic" style:font-weight-asian="bold" style:font-size-complex="18pt" style:font-style-complex="italic" style:font-weight-complex="bold"/>
    </style:style>
    <style:style style:name="P9" style:family="paragraph" style:parent-style-name="Standard">
      <style:text-properties officeooo:rsid="0027a534" officeooo:paragraph-rsid="0027a534"/>
    </style:style>
    <style:style style:name="P10" style:family="paragraph" style:parent-style-name="Standard">
      <style:text-properties officeooo:rsid="0029899b" officeooo:paragraph-rsid="0029899b"/>
    </style:style>
    <style:style style:name="P11" style:family="paragraph" style:parent-style-name="Standard">
      <style:text-properties officeooo:rsid="002d37de" officeooo:paragraph-rsid="002d37de"/>
    </style:style>
    <style:style style:name="P12" style:family="paragraph" style:parent-style-name="Standard">
      <style:text-properties officeooo:rsid="00365966" officeooo:paragraph-rsid="00365966"/>
    </style:style>
    <style:style style:name="P13" style:family="paragraph" style:parent-style-name="Standard">
      <style:text-properties officeooo:rsid="003df62c" officeooo:paragraph-rsid="003df62c"/>
    </style:style>
    <style:style style:name="P14" style:family="paragraph" style:parent-style-name="Standard">
      <style:text-properties officeooo:rsid="003e4ff4" officeooo:paragraph-rsid="003e4ff4"/>
    </style:style>
    <style:style style:name="P15" style:family="paragraph" style:parent-style-name="Standard">
      <style:text-properties officeooo:rsid="001e9c71" officeooo:paragraph-rsid="001e9c71"/>
    </style:style>
    <style:style style:name="P16" style:family="paragraph" style:parent-style-name="Standard">
      <style:text-properties officeooo:rsid="0042267d" officeooo:paragraph-rsid="0042267d"/>
    </style:style>
    <style:style style:name="P17" style:family="paragraph" style:parent-style-name="Standard">
      <style:text-properties officeooo:rsid="004334ef" officeooo:paragraph-rsid="004334ef"/>
    </style:style>
    <style:style style:name="P18" style:family="paragraph" style:parent-style-name="Standard">
      <style:text-properties officeooo:rsid="004684db" officeooo:paragraph-rsid="004684db"/>
    </style:style>
    <style:style style:name="P19" style:family="paragraph" style:parent-style-name="Standard">
      <style:paragraph-properties fo:text-align="center" style:justify-single-word="false"/>
      <style:text-properties fo:font-size="32pt" style:text-underline-style="solid" style:text-underline-width="auto" style:text-underline-color="font-color" fo:font-weight="bold" officeooo:rsid="003f4878" officeooo:paragraph-rsid="003f4878" style:font-size-asian="32pt" style:font-weight-asian="bold" style:font-size-complex="32pt" style:font-weight-complex="bold"/>
    </style:style>
    <style:style style:name="P20" style:family="paragraph" style:parent-style-name="Standard" style:list-style-name="L2">
      <style:text-properties officeooo:rsid="003fe642" officeooo:paragraph-rsid="003fe642"/>
    </style:style>
    <style:style style:name="P21" style:family="paragraph" style:parent-style-name="Standard" style:list-style-name="L3">
      <style:text-properties officeooo:rsid="004684db" officeooo:paragraph-rsid="004684db"/>
    </style:style>
    <style:style style:name="P22" style:family="paragraph" style:parent-style-name="Standard" style:list-style-name="L3">
      <style:text-properties officeooo:rsid="00480386" officeooo:paragraph-rsid="00480386"/>
    </style:style>
    <style:style style:name="P23" style:family="paragraph" style:parent-style-name="Standard">
      <style:paragraph-properties fo:line-height="100%"/>
      <style:text-properties style:text-position="0% 100%" fo:font-size="12pt" style:font-size-asian="12pt" style:font-size-complex="12pt"/>
    </style:style>
    <style:style style:name="P24" style:family="paragraph" style:parent-style-name="Text_20_body">
      <style:paragraph-properties fo:line-height="100%" fo:orphans="2" fo:widows="2"/>
      <style:text-properties fo:font-variant="normal" fo:text-transform="none" style:use-window-font-color="true" loext:opacity="0%" style:text-line-through-style="none" style:text-line-through-type="none" style:text-position="0% 100%" fo:font-size="12pt" fo:letter-spacing="normal" fo:font-style="normal" style:text-underline-style="none" fo:font-weight="normal" style:font-size-asian="12pt" style:font-weight-asian="normal" style:font-size-complex="12pt" style:font-weight-complex="normal"/>
    </style:style>
    <style:style style:name="P25" style:family="paragraph" style:parent-style-name="Text_20_body" style:list-style-name="L1">
      <style:paragraph-properties fo:margin-top="0cm" fo:margin-bottom="0cm" style:contextual-spacing="false" fo:line-height="100%" fo:orphans="2" fo:widows="2"/>
      <style:text-properties fo:font-variant="normal" fo:text-transform="none" style:use-window-font-color="true" loext:opacity="0%" style:text-line-through-style="none" style:text-line-through-type="none" style:text-position="0% 100%" fo:font-size="12pt" fo:letter-spacing="normal" fo:font-style="normal" style:text-underline-style="none" fo:font-weight="normal" style:font-size-asian="12pt" style:font-weight-asian="normal" style:font-size-complex="12pt" style:font-weight-complex="normal"/>
    </style:style>
    <style:style style:name="P26" style:family="paragraph" style:parent-style-name="Text_20_body" style:list-style-name="L1">
      <style:paragraph-properties fo:line-height="100%" fo:orphans="2" fo:widows="2"/>
      <style:text-properties fo:font-variant="normal" fo:text-transform="none" style:use-window-font-color="true" loext:opacity="0%" style:text-line-through-style="none" style:text-line-through-type="none" style:text-position="0% 100%" fo:font-size="12pt" fo:letter-spacing="normal" fo:font-style="normal" style:text-underline-style="none" fo:font-weight="normal" style:font-size-asian="12pt" style:font-weight-asian="normal" style:font-size-complex="12pt" style:font-weight-complex="normal"/>
    </style:style>
    <style:style style:name="P27" style:family="paragraph" style:parent-style-name="Text_20_body" style:list-style-name="L1">
      <style:paragraph-properties fo:margin-top="0cm" fo:margin-bottom="0cm" style:contextual-spacing="false" fo:line-height="100%" fo:orphans="2" fo:widows="2"/>
    </style:style>
    <style:style style:name="P28" style:family="paragraph" style:parent-style-name="Text_20_body">
      <style:paragraph-properties fo:margin-left="0cm" fo:margin-right="0cm" fo:line-height="100%" fo:orphans="2" fo:widows="2" fo:text-indent="0cm" style:auto-text-indent="false"/>
      <style:text-properties style:text-position="0% 100%"/>
    </style:style>
    <style:style style:name="P29" style:family="paragraph" style:parent-style-name="Text_20_body">
      <style:paragraph-properties fo:line-height="100%" fo:orphans="2" fo:widows="2"/>
      <style:text-properties style:text-position="0% 100%"/>
    </style:style>
    <style:style style:name="P30" style:family="paragraph" style:parent-style-name="Text_20_body">
      <style:paragraph-properties fo:line-height="100%" fo:orphans="2" fo:widows="2"/>
      <style:text-properties style:text-position="0% 100%" fo:font-size="12pt" style:font-size-asian="12pt" style:font-size-complex="12pt"/>
    </style:style>
    <style:style style:name="T1" style:family="text">
      <style:text-properties officeooo:rsid="001bfc3f"/>
    </style:style>
    <style:style style:name="T2" style:family="text">
      <style:text-properties officeooo:rsid="001d92d4"/>
    </style:style>
    <style:style style:name="T3" style:family="text">
      <style:text-properties officeooo:rsid="0020427d"/>
    </style:style>
    <style:style style:name="T4" style:family="text">
      <style:text-properties officeooo:rsid="00240d4a"/>
    </style:style>
    <style:style style:name="T5" style:family="text">
      <style:text-properties officeooo:rsid="0026055a"/>
    </style:style>
    <style:style style:name="T6" style:family="text">
      <style:text-properties officeooo:rsid="0027a534"/>
    </style:style>
    <style:style style:name="T7" style:family="text">
      <style:text-properties officeooo:rsid="0029899b"/>
    </style:style>
    <style:style style:name="T8" style:family="text">
      <style:text-properties officeooo:rsid="002b3c91"/>
    </style:style>
    <style:style style:name="T9" style:family="text">
      <style:text-properties officeooo:rsid="002c750c"/>
    </style:style>
    <style:style style:name="T10" style:family="text">
      <style:text-properties officeooo:rsid="002d37de"/>
    </style:style>
    <style:style style:name="T11" style:family="text">
      <style:text-properties officeooo:rsid="002ee81b"/>
    </style:style>
    <style:style style:name="T12" style:family="text">
      <style:text-properties officeooo:rsid="00301934"/>
    </style:style>
    <style:style style:name="T13" style:family="text">
      <style:text-properties officeooo:rsid="0031351a"/>
    </style:style>
    <style:style style:name="T14" style:family="text">
      <style:text-properties officeooo:rsid="00320796"/>
    </style:style>
    <style:style style:name="T15" style:family="text">
      <style:text-properties officeooo:rsid="0033495e"/>
    </style:style>
    <style:style style:name="T16" style:family="text">
      <style:text-properties officeooo:rsid="00336131"/>
    </style:style>
    <style:style style:name="T17" style:family="text">
      <style:text-properties officeooo:rsid="0034e8c6"/>
    </style:style>
    <style:style style:name="T18" style:family="text">
      <style:text-properties officeooo:rsid="003832fd"/>
    </style:style>
    <style:style style:name="T19" style:family="text">
      <style:text-properties officeooo:rsid="00391bc1"/>
    </style:style>
    <style:style style:name="T20" style:family="text">
      <style:text-properties officeooo:rsid="003c0333"/>
    </style:style>
    <style:style style:name="T21" style:family="text">
      <style:text-properties officeooo:rsid="003f4878"/>
    </style:style>
    <style:style style:name="T22" style:family="text">
      <style:text-properties officeooo:rsid="003fe642"/>
    </style:style>
    <style:style style:name="T23" style:family="text">
      <style:text-properties officeooo:rsid="0043a7eb"/>
    </style:style>
    <style:style style:name="T24" style:family="text">
      <style:text-properties officeooo:rsid="004435b4"/>
    </style:style>
    <style:style style:name="T25" style:family="text">
      <style:text-properties officeooo:rsid="0045f31c"/>
    </style:style>
    <style:style style:name="T26" style:family="text">
      <style:text-properties fo:font-variant="normal" fo:text-transform="none" style:use-window-font-color="true" loext:opacity="0%" style:text-line-through-style="none" style:text-line-through-type="none" style:text-position="33% 80%" fo:letter-spacing="normal" fo:font-style="normal" style:text-underline-style="none" fo:font-weight="normal" style:font-weight-asian="normal" style:font-weight-complex="normal"/>
    </style:style>
    <style:style style:name="T27" style:family="text">
      <style:text-properties fo:font-variant="normal" fo:text-transform="none" style:use-window-font-color="true" loext:opacity="0%" style:text-line-through-style="none" style:text-line-through-type="none" style:text-position="33% 80%" fo:letter-spacing="normal" fo:font-style="normal" style:text-underline-style="none" fo:font-weight="normal" officeooo:rsid="00545a6d" style:font-weight-asian="normal" style:font-weight-complex="normal"/>
    </style:style>
    <style:style style:name="T28" style:family="text">
      <style:text-properties fo:font-variant="normal" fo:text-transform="none" style:use-window-font-color="true" loext:opacity="0%" style:text-line-through-style="none" style:text-line-through-type="none" fo:letter-spacing="normal" fo:font-style="normal" style:text-underline-style="none" fo:font-weight="normal" style:font-weight-asian="normal" style:font-weight-complex="normal"/>
    </style:style>
    <style:style style:name="T29" style:family="text">
      <style:text-properties fo:font-variant="normal" fo:text-transform="none" style:use-window-font-color="true" loext:opacity="0%" style:text-line-through-style="none" style:text-line-through-type="none" fo:letter-spacing="normal" fo:font-style="normal" style:text-underline-style="none" fo:font-weight="normal" officeooo:rsid="00545a6d" style:font-weight-asian="normal" style:font-weight-complex="normal"/>
    </style:style>
    <style:style style:name="T30" style:family="text">
      <style:text-properties fo:font-variant="normal" fo:text-transform="none" style:use-window-font-color="true" loext:opacity="0%" style:text-line-through-style="none" style:text-line-through-type="none" fo:font-size="12pt" fo:letter-spacing="normal" fo:font-style="normal" style:text-underline-style="none" fo:font-weight="normal" style:font-size-asian="12pt" style:font-weight-asian="normal" style:font-size-complex="12pt" style:font-weight-complex="normal"/>
    </style:style>
    <style:style style:name="T31" style:family="text">
      <style:text-properties fo:font-variant="normal" fo:text-transform="none" style:use-window-font-color="true" loext:opacity="0%" style:text-line-through-style="none" style:text-line-through-type="none" fo:font-size="12pt" fo:letter-spacing="normal" fo:font-style="normal" style:text-underline-style="none" fo:font-weight="normal" officeooo:rsid="00545a6d" style:font-size-asian="12pt" style:font-weight-asian="normal" style:font-size-complex="12pt" style:font-weight-complex="normal"/>
    </style:style>
    <style:style style:name="T32" style:family="text">
      <style:text-properties fo:font-variant="normal" fo:text-transform="none" style:use-window-font-color="true" loext:opacity="0%" style:text-line-through-style="none" style:text-line-through-type="none" style:text-position="0% 100%" fo:letter-spacing="normal" fo:font-style="normal" style:text-underline-style="none" fo:font-weight="normal" officeooo:rsid="00545a6d" style:font-weight-asian="normal" style:font-weight-complex="normal"/>
    </style:style>
    <style:style style:name="T33" style:family="text">
      <style:text-properties fo:font-variant="normal" fo:text-transform="none" style:use-window-font-color="true" loext:opacity="0%" style:text-line-through-style="none" style:text-line-through-type="none" style:text-position="0% 100%" fo:font-size="12pt" fo:letter-spacing="normal" fo:font-style="normal" style:text-underline-style="none" fo:font-weight="normal" style:font-size-asian="12pt" style:font-weight-asian="normal" style:font-size-complex="12pt" style:font-weight-complex="normal"/>
    </style:style>
    <style:style style:name="T34" style:family="text">
      <style:text-properties fo:font-size="12pt" style:font-size-asian="12pt" style:font-size-complex="12pt"/>
    </style:style>
    <style:style style:name="T35" style:family="text">
      <style:text-properties fo:font-size="12pt" officeooo:rsid="00545a6d" style:font-size-asian="12pt" style:font-size-complex="12pt"/>
    </style:style>
    <text:list-style style:name="L1">
      <text:list-level-style-bullet text:level="1" text:style-name="Bullet_20_Symbols"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ctividades 1.4</text:p>
      <text:p text:style-name="Standard"/>
      <text:p text:style-name="P6"><text:span text:style-name="T1">1. </text:span>La arquitectura de un servidor web varía en función de la plataforma sobre la que se vaya a utilizar y las capacidades que se requieren. Algunos de los servidores web más conocidos son Apache, de la Apache Foundation, o Internet Information Server de Microsoft. Proponemos que el alumno busque la última versión de estos servidores y describa tanto su arquitectura básica como los mecanismos de extensión que ofrecen para el soporte de diferentes tecnologías de programación en entorno del servidor</text:p>
      <text:p text:style-name="Standard"/>
      <text:p text:style-name="P28"><text:span text:style-name="T30">La última versión de Apache es la 2.4.57, lanzada el 7 de abril de 2023. </text:span><text:span text:style-name="T34">La última versión de Internet Information Server (IIS) es la 10.0</text:span><text:span text:style-name="T30">. A continuación, se describen brevemente la arquitectura y los mecanismos de extensión de ambos servidores web.</text:span></text:p>
      <text:p text:style-name="P29"><text:span text:style-name="T30">Apache es un servidor web modular, que se compone de un núcleo y una serie de módulos que se pueden cargar o descargar según las necesidades. El núcleo se encarga de las funciones básicas, como el procesamiento de las solicitudes HTTP, la gestión de los procesos y la lectura de los archivos de cofiguración. </text:span><text:span text:style-name="T34">Los módulos proporcionan características adicionales, como el soporte para diferentes lenguajes de programación, protocolos, autenticación, compresión, caché,</text:span><text:span text:style-name="T35"> etc</text:span><text:span text:style-name="T30">.</text:span></text:p>
      <text:p text:style-name="P29"><text:span text:style-name="T30">Apache se puede extender mediante la instalación o </text:span><text:span text:style-name="T31">crear</text:span><text:span text:style-name="T30"> nuevos módulos que se integran con el núcleo. Los módulos se pueden clasificar en dos tipos: estáticos y dinámicos. Los módulos estáticos se compilan junto con el núcleo y forman parte del ejecutable del servidor. Los módulos dinámicos se compilan por separado y se cargan en tiempo de ejecución mediante directivas en los archivos de configuración. </text:span><text:span text:style-name="T34">Los módulos dinámicos ofrecen más flexibilidad y facilidad para actualizar o deshabilitar funcionalidades</text:span><text:span text:style-name="T30">.</text:span></text:p>
      <text:p text:style-name="P24">IIS es un servidor web integrado con el sistema operativo Windows, que se basa en una arquitectura de procesamiento de solicitudes que incluye los siguientes componentes:</text:p>
      <text:list xml:id="list145095959" text:style-name="L1">
        <text:list-item>
          <text:p text:style-name="P27"><text:span text:style-name="T33">El Servicio de Activación de Procesos de Windows (WAS), que permite a los sitios usar protocolos distintos de HTTP y HTTPS, como FTP, SMTP y TCP.</text:span></text:p>
        </text:list-item>
        <text:list-item>
          <text:p text:style-name="P25">Un motor de servidor web que se puede personalizar mediante la adición o eliminación de módulos.</text:p>
        </text:list-item>
        <text:list-item>
          <text:p text:style-name="P26">Unas canalizaciones integradas de procesamiento de solicitudes desde IIS y ASP.NET.</text:p>
        </text:list-item>
      </text:list>
      <text:p text:style-name="P30"><text:span text:style-name="T28">IIS se puede extender mediante la instalación o el desarrollo de nuevos módulos o controladores que se conectan con el motor del servidor web. Los módulos son componentes que interceptan y procesan las solicitudes en diferentes fases del ciclo de vida del servidor web. Los controladores son componentes que generan la respuesta final para una solicitud específica. </text:span>Tanto los módulos como los controladores se pueden desarrollar en código nativo o administrado<text:span text:style-name="T29">.</text:span></text:p>
      <text:p text:style-name="P23"/>
      <text:p text:style-name="Standard"/>
      <text:p text:style-name="P5"><text:soft-page-break/><text:span text:style-name="T2">2. </text:span><text:bookmark text:name="yui_3_17_2_1_1695386010683_380"/>Los lenguajes del entorno del servidor presentados han ido evolucionando históricamente incluyendo cada vez más funcionalidades. Proponemos que el alumno elija uno de esos lenguajes y realice una descripción detallada de su evolución, indicando cuáles son las influencias recibidas de otros lenguajes y sobre qué otros lenguajes ha influido.</text:p>
      <text:p text:style-name="P3"/>
      <text:p text:style-name="P4">En mi caso voy a usar uno de los lenguajes a nivel de entorno servidor más conocidos: PHP. Este lenguaje fue creado en el año 1994 por el groenlandés Rasmus Lerdorf tras generar una aplicación CGI escrita en C <text:span text:style-name="T6">e inspirada </text:span><text:span text:style-name="T7">parcialmente por</text:span><text:span text:style-name="T6"> la sintaxis de PERL, </text:span>que era capaz de interpretar una serie limitada de comandos. Rápidamente, personas de todo el mundo, preguntaron a su creador si podrían incluirlo en sus páginas webs personales. <text:span text:style-name="T4">Debido a esta inesperada popularidad, el propio Rasmus tuvo que crear un sistema para poder procesar e interpretar formularios, y se llamo FI (Form Interpreter). Este sistema, unido con el ya conocido como “Personal Home Page </text:span><text:span text:style-name="T5">Tools</text:span><text:span text:style-name="T4">”</text:span><text:span text:style-name="T5">(PHP), formaron de la primera versión propiamente dicha del lenguaje, PHP/FI.</text:span></text:p>
      <text:p text:style-name="P4"/>
      <text:p text:style-name="P9">Unos tres años más tarde, <text:span text:style-name="T8">en noviembre de 1997, salió la versión 2.0 de PHP. Esta versión incluyó un analizador sintáctico más potente y flexible, </text:span><text:span text:style-name="T9">permitiendo interpretar código PHP </text:span><text:span text:style-name="T10">incrustado en HTML. Además, introduzco el concepto de módulos, lo que permitía extender funcionalidades del lenguaje mediante bibliotecas externas.</text:span></text:p>
      <text:p text:style-name="P9"/>
      <text:p text:style-name="P11">En Junio de 1998 salió la versión 3.0, desarrollada por dos estudiantes israelí<text:span text:style-name="T12">es </text:span><text:span text:style-name="T13">llamados Andi Gutmans y Zeev Suraski. </text:span><text:span text:style-name="T14">Reescribieron el código para mejorar el rendimiento, la estabilidad y la portabilidad del lenguaje. </text:span><text:span text:style-name="T15">Se incluyeron soporte para </text:span><text:span text:style-name="T16">objetos, herencia, polimorfismo, excepciones, sesiones, cookies, protocolos, etc. Contaba, además, con el motor Zend (versión 0.5), una máquina virtual que permitía compilar el código PHP a lenguaje intermedio (bytecode)</text:span></text:p>
      <text:p text:style-name="P4"/>
      <text:p text:style-name="P10">P<text:span text:style-name="T11">HP </text:span><text:span text:style-name="T17">4.0 fue lanzado en mayo de 2000. Esta versión contaba con re-escrituras en el código que optimizaban el rendimiento y la seguridad del lenguaje. Contaba ademas con la versión 1.0 del Zend Engine, otorgándole la posibilidad de cargar en la caché el bytecode, la gestión automática de la memoria y soporte para referencias. Además contaba con soporte para interfaces, constructores, superglobales y salida para búfer. Junto a todo lo anterior, se creó el proyecto PEAR (PHP Extension and Application Repository), que consistía de un repositorio de código fuente y bibliotecas para facilitar el desarrollo con PHP.</text:span></text:p>
      <text:p text:style-name="P10"/>
      <text:p text:style-name="P12">En julio de 2004, <text:span text:style-name="T18">tras varios años de desarrollo, salió la versión 5.0. </text:span><text:span text:style-name="T19">Esta versión introdujo varias características nuevas muy importantes, como el modelo de objeto mejorado, extensión SQLite, soporte para XSLT <text:s/>y varios cambios que afectaron a la compatibilidad de la sintaxis y el comportamiento de alguno de los elementos del lenguaje. Además, fue la primera versión en contar con el motor Zend II.</text:span></text:p>
      <text:p text:style-name="P10"/>
      <text:p text:style-name="P10">La versión 5, y sus respectivas actualizaciones fueron un gran éxito que duro más de 11 años, debido en parte a que la versión 6 nunca llegó a ver la luz. Alguno de los motivos principales fue que nunca se decidieron en como enfocar el trato de las cadenas unicode. Además, las respectivas mejoras que pensaban añadir a esa versión fueron introducidas en la versión 5.3 (soporte para <text:soft-page-break/>espacios de nombre, goto, funciones lambda, etc) y la 5.4. Por lo tanto, los desarrolladores directamente saltaron a la versión 7.</text:p>
      <text:p text:style-name="P10"/>
      <text:p text:style-name="P10">La versión 7 de PHP se estrenó en noviembre de 2015, siendo un salto gigantesco en cuanto el desarrollo del lenguaje. Introdujo un motor nuevo llamado PHPNG (PHP Next Generation) que mejoró notablemente el rendimiento y la eficiencia del lenguaje. Alguno de los cambios que introdujo fueron el manejo de errores mediante excepciones, el operador de fusión null (??), el operador nave espacial (&lt;=&gt;) que nos ayuda a ordenar arrays multidimensionales, las declaraciones escalares y de retorno, clases anónimas, etc.</text:p>
      <text:p text:style-name="P10"/>
      <text:p text:style-name="P10">La versión 8 de PHP salió en noviembre de 2020, y trajo consigo una serie de mejoras significativas, como podrían ser el uso del <text:span text:style-name="T20">nuevo </text:span>compilador JIT (Just In Time), <text:span text:style-name="T20">que compila los scripts PHP en código máquina de forma nativa, mejorando notablemente el rendimiento. Algunas de otra mejoras son los atributos, las funciones flechas de tipo estático, las expresiones match, etc.</text:span></text:p>
      <text:p text:style-name="P10"/>
      <text:p text:style-name="P13">Actualmente PHP Foundation tiene entre manos la versión 8.3, que cuenta con mejoras como los genéricos nativos, las propiedades computadas, los parámetros nombrados, funciones parciales y varias mejoras significativas.</text:p>
      <text:p text:style-name="Standard"/>
      <text:p text:style-name="P14">Cómo podemos ver, este lenguaje con casi 30 años de historia se ha ido expandiendo bastante rápido, <text:span text:style-name="T21">siendo escogidos por muchos </text:span><text:span text:style-name="T22">desarrolladores web como su lenguaje en entorno servidor de preferencia. Debido a su popularidad, varios lenguajes han sido influenciados por él, como podrían ser:</text:span></text:p>
      <text:list xml:id="list227649899" text:style-name="L2">
        <text:list-item>
          <text:p text:style-name="P20">Hack→ lenguaje de programación creado por Facebook basado en PHP. Introduce mejoras como las colecciones y las funciones asincrónicas. Cuenta con la máquina virtual HHVM (HipHop Virtual Machine), que también soporta PHP.</text:p>
        </text:list-item>
        <text:list-item>
          <text:p text:style-name="P20">Ruby→ lenguaje de programación orientado a objetos usado en el desarrollo web. Algunas de las similitudes con PHP serían el uso de sintaxis incrustada en HTML, el soporte para bases de datos relacionales y no relacionales, y la facilidad para crear aplicaciones web dinámicas.</text:p>
        </text:list-item>
        <text:list-item>
          <text:p text:style-name="P20">Python→ lenguaje de programación usado para el desarrollo web, inteligencia artificial, análisis de datos y en varios ámbitos más. Aunque cuenta con varias ventajas sobre PHP como tener una sintaxis mucho más limpia, un mayor rendimiento y una mayor versatilidad y portabilidad, también cuenta con varias influencias como sería el uso de los delimitadores “&lt;?php…..?&gt; para incrustar código HTML, el soporte de múltiples paradigmas de programación y la existencias de Frameworks Web similares a los de PHP</text:p>
        </text:list-item>
      </text:list>
      <text:p text:style-name="Standard"/>
      <text:p text:style-name="Standard"/>
      <text:p text:style-name="P7"><text:span text:style-name="T2">3. </text:span><text:bookmark text:name="yui_3_17_2_1_1695386010683_380 Copia 1"/><text:bookmark text:name="yui_3_17_2_1_1695386010683_384"/>Al igual que los servidores cuentan con extensiones, las herramientas de programación web también pueden ser extendidas. Busque información sobre uno de los editores mencionados y amplíe su información indicando los métodos en los que pueden ser extendidos</text:p>
      <text:p text:style-name="P3"/>
      <text:p text:style-name="P16">En este caso hablaremos de Visual Studio Code. <text:span text:style-name="T24">VSC es un editor de código fuente ligero usado </text:span><text:span text:style-name="T25">para el desarrollo web y la programación en general. Nos permite tanto depurar el código como el </text:span><text:soft-page-break/><text:span text:style-name="T25">controlo de versiones (usando Git), auto-completación del código, el resaltado de sintaxis, el formato del código, la re factorización, etc.</text:span></text:p>
      <text:p text:style-name="P16"/>
      <text:p text:style-name="P18">Esta herramienta puede extenderse de forma fácil a través de extensiones, que son paquetes de software que añaden una serie de funcionalidades nuevas o simplemente modifican el comportamiento del editor. Estas extensiones se instalan a través del propio VSC, que cuenta con miles de extensiones, tanto gratuitas como de pago.</text:p>
      <text:p text:style-name="P18"/>
      <text:p text:style-name="P18">Existen gran multitud de extensiones muy específicas, pero alguno de los tipos de extensiones son:</text:p>
      <text:list xml:id="list1612165736" text:style-name="L3">
        <text:list-item>
          <text:p text:style-name="P21">Depuradores→ permitan ejecutar y depurar código desde el propio editor. Nos ayudan a detectar los errores en el código.</text:p>
        </text:list-item>
        <text:list-item>
          <text:p text:style-name="P21">Lenguajes→ añaden soporte para diferentes lenguajes de programación como Python, C#, etc. Nos proporcionaran características como la documentación, finalización del código, resaltado de sintaxis, etc.</text:p>
        </text:list-item>
        <text:list-item>
          <text:p text:style-name="P22">Temas→ cambian el aspecto y el estilo del editor.</text:p>
        </text:list-item>
        <text:list-item>
          <text:p text:style-name="P22">Formateadores→ nos permiten modificar el formato del código según una serie de reglas o estilos predefinidos.</text:p>
        </text:list-item>
        <text:list-item>
          <text:p text:style-name="P22">Pruebas→ permiten ejecutar y gestionar las pruebas unitarias, de integración o de extremo a extremo.</text:p>
        </text:list-item>
        <text:list-item>
          <text:p text:style-name="P22">Snippets→ proporcionan fragmentos de código re utilizable, para aligerar el proceso de programación.</text:p>
        </text:list-item>
      </text:list>
      <text:p text:style-name="P3"/>
      <text:p text:style-name="Standard"/>
      <text:p text:style-name="P8">4. <text:span text:style-name="T3">Google Web Server</text:span></text:p>
      <text:p text:style-name="P15"/>
      <text:p text:style-name="P17">Es un software que permite la creación de un servidor web, siendo propietario de Google. Debido a eso, <text:span text:style-name="T23">es </text:span>usa<text:span text:style-name="T23">do </text:span>exclusivamente <text:span text:style-name="T23">por</text:span> <text:span text:style-name="T23">el </text:span>ecosistema de Google para alojar sitios web. Google saca pecho de que se trata de unos de sus componentes con mayor nivel de seguridad d<text:span text:style-name="T23">e</text:span> la infraestructura de Google. Por desgracia, al ser un software propietario, desconocemos que arquitectura usa ni su funcionamiento al 100 %, pero se puede intuir que usa tecnología punta desarrollada por la propia Google. Alguno de los detalles que sabemos es que está desarrollado con el lenguaje de programación C++, <text:span text:style-name="T23">y usa el sistema operativo gLinux, una versión de Debian muy modificada.</text:span></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a8e18" officeooo:paragraph-rsid="001a8e18" style:font-weight-asian="bold" style:font-weight-complex="bold"/>
    </style:style>
    <style:style style:name="MP2" style:family="paragraph" style:parent-style-name="Footer">
      <style:text-properties fo:font-weight="bold" officeooo:rsid="001a8e18" officeooo:paragraph-rsid="001a8e18"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WES <text:tab/> <text:s text:c="45"/>Tema 1: Arquitectura y herramientas de programación web</text:p>
      </style:header>
      <style:footer>
        <text:p text:style-name="MP2">2ºDAW <text:tab/><text:tab/>Daniel Alfonso Rodríguez Santo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2T14:29:55.496000000</meta:creation-date>
    <dc:date>2023-09-25T00:41:03.963000000</dc:date>
    <meta:editing-duration>PT3H42M24S</meta:editing-duration>
    <meta:editing-cycles>46</meta:editing-cycles>
    <meta:generator>LibreOffice/7.3.6.2$Windows_X86_64 LibreOffice_project/c28ca90fd6e1a19e189fc16c05f8f8924961e12e</meta:generator>
    <meta:document-statistic meta:table-count="0" meta:image-count="0" meta:object-count="0" meta:page-count="4" meta:paragraph-count="38" meta:word-count="1726" meta:character-count="11058" meta:non-whitespace-character-count="9332"/>
  </office:meta>
</office:document-meta>
</file>